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inux Biolinum G" svg:font-family="'Linux Biolinum G'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SimSun" svg:font-family="SimSun" style:font-family-generic="system" style:font-pitch="variable"/>
  </office:font-face-decls>
  <office:automatic-styles>
    <style:style style:name="Tabella1" style:family="table">
      <style:table-properties style:width="28.702cm" table:align="margins"/>
    </style:style>
    <style:style style:name="Tabella1.A" style:family="table-column">
      <style:table-column-properties style:column-width="14.497cm" style:rel-column-width="33101*"/>
    </style:style>
    <style:style style:name="Tabella1.B" style:family="table-column">
      <style:table-column-properties style:column-width="14.205cm" style:rel-column-width="32434*"/>
    </style:style>
    <style:style style:name="Tabella1.1" style:family="table-row">
      <style:table-row-properties style:min-row-height="19.008cm"/>
    </style:style>
    <style:style style:name="Tabella1.A1" style:family="table-cell">
      <style:table-cell-properties fo:padding="0.097cm" fo:border-left="0.5pt solid #000000" fo:border-right="none" fo:border-top="0.5pt solid #000000" fo:border-bottom="0.5pt solid #000000"/>
    </style:style>
    <style:style style:name="Tabella1.B1" style:family="table-cell">
      <style:table-cell-properties fo:padding="0.097cm" fo:border-left="none" fo:border-right="0.5pt solid #000000" fo:border-top="0.5pt solid #000000" fo:border-bottom="0.5pt solid #000000"/>
    </style:style>
    <style:style style:name="Tabella2" style:family="table">
      <style:table-properties style:width="13.907cm" fo:margin-left="0.196cm" table:align="left"/>
    </style:style>
    <style:style style:name="Tabella2.A" style:family="table-column">
      <style:table-column-properties style:column-width="7.197cm"/>
    </style:style>
    <style:style style:name="Tabella2.B" style:family="table-column">
      <style:table-column-properties style:column-width="6.71cm"/>
    </style:style>
    <style:style style:name="Tabella2.1" style:family="table-row">
      <style:table-row-properties style:min-row-height="7.408cm"/>
    </style:style>
    <style:style style:name="Tabella2.A1" style:family="table-cell">
      <style:table-cell-properties fo:padding="0.097cm" fo:border="none"/>
    </style:style>
    <style:style style:name="Tabella3" style:family="table">
      <style:table-properties style:width="28.702cm" table:align="margins"/>
    </style:style>
    <style:style style:name="Tabella3.A" style:family="table-column">
      <style:table-column-properties style:column-width="14.499cm" style:rel-column-width="33105*"/>
    </style:style>
    <style:style style:name="Tabella3.B" style:family="table-column">
      <style:table-column-properties style:column-width="14.203cm" style:rel-column-width="32430*"/>
    </style:style>
    <style:style style:name="Tabella3.1" style:family="table-row">
      <style:table-row-properties style:min-row-height="9.601cm"/>
    </style:style>
    <style:style style:name="Tabella3.A1" style:family="table-cell">
      <style:table-cell-properties style:vertical-align="" fo:padding="0.097cm" fo:border-left="0.5pt solid #000000" fo:border-right="none" fo:border-top="0.5pt solid #000000" fo:border-bottom="0.5pt solid #000000"/>
    </style:style>
    <style:style style:name="Tabella3.B1" style:family="table-cell">
      <style:table-cell-properties fo:padding="0.097cm" fo:border-left="none" fo:border-right="0.5pt solid #000000" fo:border-top="0.5pt solid #000000" fo:border-bottom="0.5pt solid #000000"/>
    </style:style>
    <style:style style:name="Tabella4" style:family="table">
      <style:table-properties style:width="14.303cm" table:align="margins"/>
    </style:style>
    <style:style style:name="Tabella4.A" style:family="table-column">
      <style:table-column-properties style:column-width="10.051cm" style:rel-column-width="46048*"/>
    </style:style>
    <style:style style:name="Tabella4.B" style:family="table-column">
      <style:table-column-properties style:column-width="4.253cm" style:rel-column-width="19487*"/>
    </style:style>
    <style:style style:name="Tabella4.A1" style:family="table-cell">
      <style:table-cell-properties style:vertical-align=""/>
    </style:style>
    <style:style style:name="Tabella5" style:family="table">
      <style:table-properties style:width="13.665cm" fo:margin-left="0cm" table:align="left"/>
    </style:style>
    <style:style style:name="Tabella5.A" style:family="table-column">
      <style:table-column-properties style:column-width="6.502cm"/>
    </style:style>
    <style:style style:name="Tabella5.B" style:family="table-column">
      <style:table-column-properties style:column-width="7.163cm"/>
    </style:style>
    <style:style style:name="Tabella5.1" style:family="table-row">
      <style:table-row-properties style:min-row-height="6.491cm"/>
    </style:style>
    <style:style style:name="Tabella6" style:family="table">
      <style:table-properties style:width="13.665cm" fo:margin-left="0cm" table:align="left"/>
    </style:style>
    <style:style style:name="Tabella6.A" style:family="table-column">
      <style:table-column-properties style:column-width="7.197cm"/>
    </style:style>
    <style:style style:name="Tabella6.B" style:family="table-column">
      <style:table-column-properties style:column-width="2.607cm"/>
    </style:style>
    <style:style style:name="Tabella6.C" style:family="table-column">
      <style:table-column-properties style:column-width="1.796cm"/>
    </style:style>
    <style:style style:name="Tabella6.D" style:family="table-column">
      <style:table-column-properties style:column-width="2.066cm"/>
    </style:style>
    <style:style style:name="Tabella6.1" style:family="table-row">
      <style:table-row-properties style:min-row-height="2.096cm"/>
    </style:style>
    <style:style style:name="Tabella6.A1" style:family="table-cell">
      <style:table-cell-properties fo:padding="0.097cm" fo:border="none"/>
    </style:style>
    <style:style style:name="Tabella7" style:family="table">
      <style:table-properties style:width="13.674cm" table:align="left"/>
    </style:style>
    <style:style style:name="Tabella7.A" style:family="table-column">
      <style:table-column-properties style:column-width="4.509cm"/>
    </style:style>
    <style:style style:name="Tabella7.B" style:family="table-column">
      <style:table-column-properties style:column-width="4.584cm"/>
    </style:style>
    <style:style style:name="Tabella7.C" style:family="table-column">
      <style:table-column-properties style:column-width="4.581cm"/>
    </style:style>
    <style:style style:name="Tabella7.A1" style:family="table-cell">
      <style:table-cell-properties fo:padding="0.097cm" fo:border="none"/>
    </style:style>
    <style:style style:name="Tabella8" style:family="table">
      <style:table-properties style:width="13.665cm" fo:margin-left="0cm" table:align="left"/>
    </style:style>
    <style:style style:name="Tabella8.A" style:family="table-column">
      <style:table-column-properties style:column-width="4.505cm"/>
    </style:style>
    <style:style style:name="Tabella8.B" style:family="table-column">
      <style:table-column-properties style:column-width="4.588cm"/>
    </style:style>
    <style:style style:name="Tabella8.C" style:family="table-column">
      <style:table-column-properties style:column-width="4.572cm"/>
    </style:style>
    <style:style style:name="Tabella8.A1" style:family="table-cell">
      <style:table-cell-properties fo:padding="0.097cm" fo:border="none"/>
    </style:style>
    <style:style style:name="P1" style:family="paragraph" style:parent-style-name="Table_20_Contents">
      <style:text-properties style:text-position="0% 100%" fo:font-size="10pt" officeooo:rsid="003509b7" officeooo:paragraph-rsid="003509b7" style:font-size-asian="8.75pt" style:font-size-complex="10pt"/>
    </style:style>
    <style:style style:name="P2" style:family="paragraph" style:parent-style-name="Table_20_Contents">
      <style:text-properties style:text-position="0% 100%" fo:font-size="10pt" officeooo:rsid="00357934" officeooo:paragraph-rsid="003509b7" style:font-size-asian="8.75pt" style:font-size-complex="10pt"/>
    </style:style>
    <style:style style:name="P3" style:family="paragraph" style:parent-style-name="Table_20_Contents">
      <style:text-properties style:text-position="0% 100%" fo:font-size="10pt" officeooo:rsid="00357934" officeooo:paragraph-rsid="00357934" style:font-size-asian="8.75pt" style:font-size-complex="10pt"/>
    </style:style>
    <style:style style:name="P4" style:family="paragraph" style:parent-style-name="Table_20_Contents">
      <style:text-properties fo:font-size="10pt" officeooo:rsid="000cf61d" officeooo:paragraph-rsid="003bc75f" style:font-size-asian="8.75pt" style:font-size-complex="10pt"/>
    </style:style>
    <style:style style:name="P5" style:family="paragraph" style:parent-style-name="Table_20_Contents">
      <style:text-properties fo:font-size="10pt" officeooo:paragraph-rsid="007fa110" style:font-size-asian="10pt" style:font-size-complex="10pt"/>
    </style:style>
    <style:style style:name="P6" style:family="paragraph" style:parent-style-name="Table_20_Contents">
      <style:text-properties style:text-position="0% 100%" fo:font-size="10pt" officeooo:rsid="0051e678" officeooo:paragraph-rsid="007b2529" style:font-size-asian="10pt" style:font-size-complex="10pt"/>
    </style:style>
    <style:style style:name="P7" style:family="paragraph" style:parent-style-name="Table_20_Contents">
      <style:text-properties style:text-position="0% 100%" fo:font-size="10pt" officeooo:rsid="0054309c" officeooo:paragraph-rsid="0054309c" style:font-size-asian="8.75pt" style:font-size-complex="10pt"/>
    </style:style>
    <style:style style:name="P8" style:family="paragraph" style:parent-style-name="Table_20_Contents">
      <style:text-properties style:text-position="0% 100%" fo:font-size="10pt" officeooo:rsid="007a370c" officeooo:paragraph-rsid="007a370c" style:font-size-asian="8.75pt" style:font-size-complex="10pt"/>
    </style:style>
    <style:style style:name="P9" style:family="paragraph" style:parent-style-name="Table_20_Contents">
      <style:text-properties style:text-position="0% 100%" fo:font-size="10pt" officeooo:rsid="008087f8" officeooo:paragraph-rsid="007688da" style:font-size-asian="8.75pt" style:font-size-complex="10pt"/>
    </style:style>
    <style:style style:name="P10" style:family="paragraph" style:parent-style-name="Table_20_Contents">
      <style:text-properties style:text-position="0% 100%" fo:font-size="10pt" officeooo:rsid="005a2730" officeooo:paragraph-rsid="005a2730" style:font-size-asian="8.75pt" style:font-size-complex="10pt"/>
    </style:style>
    <style:style style:name="P11" style:family="paragraph" style:parent-style-name="Table_20_Contents">
      <style:text-properties style:text-position="0% 100%" fo:font-size="8pt" officeooo:rsid="000a873c" officeooo:paragraph-rsid="0039b38a" style:font-size-asian="8pt" style:font-size-complex="8pt"/>
    </style:style>
    <style:style style:name="P12" style:family="paragraph" style:parent-style-name="Table_20_Contents">
      <style:text-properties style:text-position="0% 100%" fo:font-size="10pt" fo:font-weight="bold" officeooo:rsid="003bc75f" officeooo:paragraph-rsid="003bc75f" style:font-size-asian="8.75pt" style:font-weight-asian="bold" style:font-size-complex="10pt" style:font-weight-complex="bold"/>
    </style:style>
    <style:style style:name="P13" style:family="paragraph" style:parent-style-name="Table_20_Contents">
      <style:text-properties style:text-position="0% 100%" fo:font-size="10pt" fo:font-weight="bold" officeooo:rsid="007e075c" officeooo:paragraph-rsid="007b2529" style:font-size-asian="8.75pt" style:font-weight-asian="bold" style:font-size-complex="10pt" style:font-weight-complex="bold"/>
    </style:style>
    <style:style style:name="P14" style:family="paragraph" style:parent-style-name="Table_20_Contents">
      <style:paragraph-properties fo:line-height="100%"/>
      <style:text-properties officeooo:paragraph-rsid="0056bada"/>
    </style:style>
    <style:style style:name="P15" style:family="paragraph" style:parent-style-name="Table_20_Contents">
      <style:paragraph-properties fo:line-height="100%"/>
      <style:text-properties style:font-name="Linux Biolinum G" fo:font-size="18pt" fo:font-weight="bold" officeooo:paragraph-rsid="0056bada" style:font-size-asian="18pt" style:font-weight-asian="bold" style:font-size-complex="18pt" style:font-weight-complex="bold"/>
    </style:style>
    <style:style style:name="P16" style:family="paragraph" style:parent-style-name="Table_20_Contents">
      <style:text-properties style:font-name="Liberation Serif1" fo:font-size="10pt" fo:font-weight="bold" officeooo:rsid="003bc75f" officeooo:paragraph-rsid="003509b7" style:font-size-asian="8.75pt" style:font-weight-asian="bold" style:font-size-complex="10pt" style:font-weight-complex="bold"/>
    </style:style>
    <style:style style:name="P17" style:family="paragraph" style:parent-style-name="Table_20_Contents">
      <style:text-properties style:font-name="Liberation Serif1" fo:font-size="10pt" fo:font-weight="normal" officeooo:paragraph-rsid="003509b7" style:font-size-asian="8.75pt" style:font-weight-asian="normal" style:font-size-complex="10pt" style:font-weight-complex="normal"/>
    </style:style>
    <style:style style:name="P18" style:family="paragraph" style:parent-style-name="Table_20_Contents">
      <style:paragraph-properties fo:text-align="start" style:justify-single-word="false"/>
      <style:text-properties fo:font-size="10pt" officeooo:rsid="001b899d" officeooo:paragraph-rsid="003509b7" style:font-size-asian="8.75pt" style:font-size-complex="10pt"/>
    </style:style>
    <style:style style:name="P19" style:family="paragraph" style:parent-style-name="Table_20_Contents">
      <style:paragraph-properties fo:text-align="start" style:justify-single-word="false"/>
      <style:text-properties fo:font-size="6pt" officeooo:rsid="001b899d" officeooo:paragraph-rsid="003509b7" style:font-size-asian="5.25pt" style:font-size-complex="6pt"/>
    </style:style>
    <style:style style:name="P20" style:family="paragraph" style:parent-style-name="Table_20_Contents">
      <style:paragraph-properties fo:text-align="start" style:justify-single-word="false"/>
      <style:text-properties fo:font-size="10pt" officeooo:rsid="001b899d" officeooo:paragraph-rsid="0054309c" style:font-size-asian="8.75pt" style:font-size-complex="10pt"/>
    </style:style>
    <style:style style:name="P21" style:family="paragraph" style:parent-style-name="Table_20_Contents">
      <style:paragraph-properties fo:text-align="start" style:justify-single-word="false"/>
      <style:text-properties fo:font-size="10pt" officeooo:rsid="001bd869" officeooo:paragraph-rsid="005e87be" style:font-size-asian="8.75pt" style:font-size-complex="10pt"/>
    </style:style>
    <style:style style:name="P22" style:family="paragraph" style:parent-style-name="Table_20_Contents">
      <style:text-properties style:font-name="Liberation Serif1" fo:font-size="10pt" officeooo:paragraph-rsid="007a370c" style:font-size-asian="8.75pt" style:font-size-complex="10pt"/>
    </style:style>
    <style:style style:name="P23" style:family="paragraph" style:parent-style-name="Table_20_Contents">
      <style:paragraph-properties fo:margin-top="0cm" fo:margin-bottom="0cm" style:contextual-spacing="false" fo:text-align="start" style:justify-single-word="false"/>
      <style:text-properties fo:font-variant="normal" fo:text-transform="none" fo:color="#000000" loext:opacity="100%" style:font-name="Liberation Serif1" fo:font-size="10pt" fo:letter-spacing="normal" fo:font-style="normal" fo:font-weight="bold" officeooo:rsid="008b8625" officeooo:paragraph-rsid="007fa110" fo:background-color="transparent" style:font-size-asian="8.75pt" style:font-weight-asian="bold" style:font-size-complex="10pt" style:font-weight-complex="bold"/>
    </style:style>
    <style:style style:name="P24" style:family="paragraph" style:parent-style-name="Table_20_Contents">
      <style:text-properties style:font-name="Liberation Serif1" fo:font-size="6pt" fo:font-weight="bold" officeooo:rsid="003bc75f" officeooo:paragraph-rsid="007fa110" style:font-size-asian="5.25pt" style:font-weight-asian="bold" style:font-size-complex="6pt" style:font-weight-complex="bold"/>
    </style:style>
    <style:style style:name="P25" style:family="paragraph" style:parent-style-name="Table_20_Contents">
      <style:text-properties style:font-name="Liberation Serif1" fo:font-size="6pt" fo:font-weight="bold" officeooo:rsid="003635b5" officeooo:paragraph-rsid="007fa110" style:font-size-asian="5.25pt" style:font-weight-asian="bold" style:font-size-complex="6pt" style:font-weight-complex="bold"/>
    </style:style>
    <style:style style:name="P26" style:family="paragraph" style:parent-style-name="Table_20_Contents">
      <style:text-properties style:font-name="Liberation Serif1" fo:font-size="10pt" fo:font-weight="bold" officeooo:rsid="004870df" officeooo:paragraph-rsid="007fa110" style:font-size-asian="8.75pt" style:font-weight-asian="bold" style:font-size-complex="10pt" style:font-weight-complex="bold"/>
    </style:style>
    <style:style style:name="P27" style:family="paragraph" style:parent-style-name="Table_20_Contents">
      <style:paragraph-properties fo:margin-top="0cm" fo:margin-bottom="0cm" style:contextual-spacing="false" fo:text-align="start" style:justify-single-word="false"/>
      <style:text-properties style:font-name="Liberation Serif1" fo:font-size="10pt" fo:font-weight="bold" officeooo:rsid="003635b5" officeooo:paragraph-rsid="007fa110" style:font-size-asian="8.75pt" style:font-weight-asian="bold" style:font-size-complex="10pt" style:font-weight-complex="bold"/>
    </style:style>
    <style:style style:name="P28" style:family="paragraph" style:parent-style-name="Table_20_Contents">
      <style:text-properties officeooo:paragraph-rsid="007b2529"/>
    </style:style>
    <style:style style:name="P29" style:family="paragraph" style:parent-style-name="Table_20_Contents">
      <style:text-properties fo:font-variant="normal" fo:text-transform="none" fo:color="#000000" loext:opacity="100%" style:font-name="Liberation Serif1" fo:font-size="10pt" fo:letter-spacing="normal" fo:font-style="normal" fo:font-weight="bold" officeooo:rsid="00618676" officeooo:paragraph-rsid="007b2529" style:font-size-asian="10pt" style:font-weight-asian="bold" style:font-size-complex="10pt" style:font-weight-complex="bold"/>
    </style:style>
    <style:style style:name="P30" style:family="paragraph" style:parent-style-name="Table_20_Contents">
      <style:text-properties style:font-name="Liberation Serif1" fo:font-size="10pt" fo:font-weight="bold" officeooo:rsid="0071f8fa" officeooo:paragraph-rsid="0071f8fa" style:font-size-asian="10pt" style:font-weight-asian="bold" style:font-size-complex="10pt" style:font-weight-complex="bold"/>
    </style:style>
    <style:style style:name="P31" style:family="paragraph" style:parent-style-name="Table_20_Contents">
      <style:paragraph-properties fo:text-align="start" style:justify-single-word="false"/>
      <style:text-properties officeooo:paragraph-rsid="007b2529"/>
    </style:style>
    <style:style style:name="P32" style:family="paragraph" style:parent-style-name="Table_20_Contents">
      <style:paragraph-properties fo:text-align="start" style:justify-single-word="false"/>
      <style:text-properties fo:font-size="10pt" officeooo:rsid="001bd869" officeooo:paragraph-rsid="007fa110" style:font-size-asian="8.75pt" style:font-size-complex="10pt"/>
    </style:style>
    <style:style style:name="P33" style:family="paragraph" style:parent-style-name="Table_20_Contents">
      <style:paragraph-properties fo:text-align="start" style:justify-single-word="false"/>
      <style:text-properties fo:font-size="10pt" officeooo:rsid="001bd869" officeooo:paragraph-rsid="0078e21c" style:font-size-asian="8.75pt" style:font-size-complex="10pt"/>
    </style:style>
    <style:style style:name="P34" style:family="paragraph" style:parent-style-name="Table_20_Contents">
      <style:text-properties officeooo:paragraph-rsid="007fa110"/>
    </style:style>
    <style:style style:name="P35" style:family="paragraph" style:parent-style-name="Table_20_Contents">
      <style:text-properties style:font-name="Liberation Serif1" fo:font-size="10pt" fo:font-weight="normal" style:font-size-asian="8.75pt" style:font-weight-asian="normal" style:font-size-complex="10pt" style:font-weight-complex="normal"/>
    </style:style>
    <style:style style:name="P36" style:family="paragraph" style:parent-style-name="Table_20_Contents">
      <style:text-properties style:font-name="Liberation Serif1" fo:font-size="10pt" fo:font-weight="normal" officeooo:paragraph-rsid="0040364f" style:font-size-asian="8.75pt" style:font-weight-asian="normal" style:font-size-complex="10pt" style:font-weight-complex="normal"/>
    </style:style>
    <style:style style:name="P37" style:family="paragraph" style:parent-style-name="Table_20_Contents">
      <style:text-properties style:font-name="Liberation Serif1" fo:font-size="10pt" fo:font-weight="normal" officeooo:rsid="003bc75f" style:font-size-asian="8.75pt" style:font-weight-asian="normal" style:font-size-complex="10pt" style:font-weight-complex="normal"/>
    </style:style>
    <style:style style:name="P38" style:family="paragraph" style:parent-style-name="Text_20_body">
      <loext:graphic-properties draw:fill="none"/>
      <style:paragraph-properties fo:margin-left="0cm" fo:margin-right="0cm" fo:margin-top="0cm" fo:margin-bottom="0cm" style:contextual-spacing="false" fo:text-align="start" style:justify-single-word="false" fo:text-indent="0cm" style:auto-text-indent="false" fo:background-color="transparent"/>
      <style:text-properties fo:font-size="7pt" fo:font-weight="bold" officeooo:rsid="00687f71" officeooo:paragraph-rsid="0060d5c5" style:font-size-asian="7pt" style:font-weight-asian="bold" style:font-size-complex="7pt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fo:font-size="6pt" officeooo:rsid="00074357" officeooo:paragraph-rsid="00074357" style:font-size-asian="5.25pt" style:font-size-complex="6pt"/>
    </style:style>
    <style:style style:name="P40" style:family="paragraph" style:parent-style-name="Table_20_Contents">
      <style:paragraph-properties fo:text-align="start" style:justify-single-word="false"/>
      <style:text-properties fo:font-size="8pt" officeooo:paragraph-rsid="0008d4ca" style:font-size-asian="8pt" style:font-size-complex="8pt"/>
    </style:style>
    <style:style style:name="P41" style:family="paragraph" style:parent-style-name="Table_20_Contents">
      <style:paragraph-properties fo:margin-left="0cm" fo:margin-right="0cm" fo:text-indent="0cm" style:auto-text-indent="false"/>
      <style:text-properties fo:font-size="8pt" officeooo:paragraph-rsid="008c7398" style:font-size-asian="8pt" style:font-size-complex="8pt"/>
    </style:style>
    <style:style style:name="P42" style:family="paragraph" style:parent-style-name="Standard">
      <style:text-properties fo:font-size="8pt" style:font-size-asian="8pt" style:font-size-complex="8pt"/>
    </style:style>
    <style:style style:name="P43" style:family="paragraph" style:parent-style-name="Standard">
      <style:text-properties fo:color="#000000" loext:opacity="100%" fo:font-size="8pt" style:font-size-asian="8pt" style:font-size-complex="8pt"/>
    </style:style>
    <style:style style:name="P44" style:family="paragraph" style:parent-style-name="Table_20_Contents">
      <style:paragraph-properties fo:margin-left="0cm" fo:margin-right="0cm" fo:text-indent="0cm" style:auto-text-indent="false"/>
      <style:text-properties fo:color="#000000" loext:opacity="100%" fo:font-size="8pt" style:font-size-asian="8pt" style:font-size-complex="8pt"/>
    </style:style>
    <style:style style:name="P45" style:family="paragraph" style:parent-style-name="Table_20_Contents">
      <style:paragraph-properties fo:margin-left="0cm" fo:margin-right="0cm" fo:text-indent="0cm" style:auto-text-indent="false"/>
      <style:text-properties fo:font-size="8pt" style:font-size-asian="8pt" style:font-size-complex="8pt"/>
    </style:style>
    <style:style style:name="P46" style:family="paragraph" style:parent-style-name="Table_20_Contents">
      <style:paragraph-properties fo:margin-left="0cm" fo:margin-right="0cm" fo:text-indent="0cm" style:auto-text-indent="false"/>
      <style:text-properties fo:font-size="8pt" officeooo:rsid="00973a9e" officeooo:paragraph-rsid="00973a9e" style:font-size-asian="8pt" style:font-size-complex="8pt"/>
    </style:style>
    <style:style style:name="P47" style:family="paragraph" style:parent-style-name="Table_20_Contents">
      <style:paragraph-properties fo:text-align="start" style:justify-single-word="false"/>
      <style:text-properties officeooo:rsid="00074357" officeooo:paragraph-rsid="00074357"/>
    </style:style>
    <style:style style:name="P48" style:family="paragraph" style:parent-style-name="Table_20_Contents">
      <style:paragraph-properties fo:text-align="center" style:justify-single-word="false"/>
      <style:text-properties fo:font-size="6pt" officeooo:rsid="00074357" officeooo:paragraph-rsid="00074357" style:font-size-asian="6pt" style:font-size-complex="6pt"/>
    </style:style>
    <style:style style:name="P49" style:family="paragraph" style:parent-style-name="Table_20_Contents">
      <style:paragraph-properties fo:text-align="start" style:justify-single-word="false"/>
      <style:text-properties style:text-position="0% 100%" style:font-name="Liberation Serif1" fo:font-size="8pt" officeooo:rsid="000aeb6e" officeooo:paragraph-rsid="002451fb" style:font-size-asian="8pt" style:font-size-complex="8pt"/>
    </style:style>
    <style:style style:name="P50" style:family="paragraph" style:parent-style-name="Table_20_Contents">
      <style:paragraph-properties fo:line-height="100%" fo:text-align="start" style:justify-single-word="false"/>
      <style:text-properties style:font-name="Liberation Serif1" fo:font-size="8pt" officeooo:rsid="001cdf21" officeooo:paragraph-rsid="00668fe4" style:font-size-asian="8pt" style:font-size-complex="8pt"/>
    </style:style>
    <style:style style:name="P51" style:family="paragraph" style:parent-style-name="Table_20_Contents">
      <style:paragraph-properties fo:line-height="100%" fo:text-align="start" style:justify-single-word="false"/>
      <style:text-properties style:font-name="Liberation Serif1" fo:font-size="8pt" officeooo:rsid="000f6823" officeooo:paragraph-rsid="00668fe4" style:font-size-asian="8pt" style:font-size-complex="8pt"/>
    </style:style>
    <style:style style:name="P52" style:family="paragraph" style:parent-style-name="Table_20_Contents">
      <style:paragraph-properties fo:line-height="100%" fo:text-align="start" style:justify-single-word="false"/>
      <style:text-properties fo:font-size="8pt" officeooo:rsid="00987dda" officeooo:paragraph-rsid="00987dda" style:font-size-asian="8pt" style:font-size-complex="8pt"/>
    </style:style>
    <style:style style:name="P53" style:family="paragraph" style:parent-style-name="Table_20_Contents">
      <style:paragraph-properties fo:line-height="100%" fo:text-align="start" style:justify-single-word="false"/>
      <style:text-properties style:font-name="Liberation Serif1" fo:font-size="8pt" officeooo:rsid="00957f99" officeooo:paragraph-rsid="00957f99" style:font-size-asian="8pt" style:font-size-complex="8pt"/>
    </style:style>
    <style:style style:name="P54" style:family="paragraph" style:parent-style-name="Table_20_Contents">
      <style:paragraph-properties fo:line-height="100%" fo:text-align="start" style:justify-single-word="false"/>
      <style:text-properties style:font-name="Liberation Serif1" fo:font-size="8pt" officeooo:rsid="00987dda" officeooo:paragraph-rsid="00987dda" style:font-size-asian="8pt" style:font-size-complex="8pt"/>
    </style:style>
    <style:style style:name="P55" style:family="paragraph" style:parent-style-name="Table_20_Contents">
      <style:paragraph-properties fo:line-height="100%" fo:text-align="start" style:justify-single-word="false"/>
      <style:text-properties fo:font-variant="normal" fo:text-transform="none" fo:color="#000000" loext:opacity="100%" style:font-name="Liberation Serif1" fo:font-size="8pt" fo:letter-spacing="normal" fo:font-style="normal" fo:font-weight="normal" officeooo:rsid="008cf68e" officeooo:paragraph-rsid="008cf68e" style:font-size-asian="8pt" style:font-size-complex="8pt"/>
    </style:style>
    <style:style style:name="P56" style:family="paragraph" style:parent-style-name="Table_20_Contents">
      <style:paragraph-properties fo:line-height="100%" fo:text-align="start" style:justify-single-word="false"/>
      <style:text-properties style:font-name="Liberation Serif1" fo:font-size="8pt" officeooo:rsid="006f6fb4" officeooo:paragraph-rsid="008cf68e" style:font-size-asian="8pt" style:font-size-complex="8pt"/>
    </style:style>
    <style:style style:name="P57" style:family="paragraph" style:parent-style-name="Table_20_Contents">
      <style:paragraph-properties fo:line-height="100%" fo:text-align="start" style:justify-single-word="false"/>
      <style:text-properties style:font-name="Liberation Serif1" fo:font-size="8pt" officeooo:rsid="001c3998" officeooo:paragraph-rsid="00668fe4" style:font-size-asian="8pt" style:font-size-complex="8pt"/>
    </style:style>
    <style:style style:name="P58" style:family="paragraph" style:parent-style-name="Table_20_Contents">
      <style:paragraph-properties fo:line-height="100%" fo:text-align="start" style:justify-single-word="false"/>
      <style:text-properties fo:font-variant="normal" fo:text-transform="none" fo:color="#000000" loext:opacity="100%" style:font-name="Liberation Serif1" fo:font-size="8pt" fo:letter-spacing="normal" fo:font-style="normal" officeooo:rsid="008cf68e" officeooo:paragraph-rsid="008cf68e" style:font-size-asian="8pt" style:font-size-complex="8pt"/>
    </style:style>
    <style:style style:name="P59" style:family="paragraph" style:parent-style-name="Table_20_Contents">
      <style:paragraph-properties fo:line-height="100%" fo:text-align="start" style:justify-single-word="false"/>
      <style:text-properties style:font-name="Liberation Serif1" fo:font-size="8pt" officeooo:rsid="002cf859" officeooo:paragraph-rsid="00668fe4" style:font-size-asian="8pt" style:font-size-complex="8pt"/>
    </style:style>
    <style:style style:name="P60" style:family="paragraph" style:parent-style-name="Table_20_Contents">
      <style:paragraph-properties fo:line-height="100%" fo:text-align="start" style:justify-single-word="false"/>
      <style:text-properties style:font-name="Liberation Serif1" fo:font-size="8pt" officeooo:rsid="0079bb34" officeooo:paragraph-rsid="0079bb34" style:font-size-asian="8pt" style:font-size-complex="8pt"/>
    </style:style>
    <style:style style:name="P61" style:family="paragraph" style:parent-style-name="Table_20_Contents">
      <style:paragraph-properties fo:line-height="100%" fo:text-align="start" style:justify-single-word="false"/>
      <style:text-properties style:font-name="Liberation Serif1" fo:font-size="8pt" officeooo:rsid="008cf68e" officeooo:paragraph-rsid="008cf68e" style:font-size-asian="8pt" style:font-size-complex="8pt"/>
    </style:style>
    <style:style style:name="P62" style:family="paragraph" style:parent-style-name="Table_20_Contents">
      <style:paragraph-properties fo:line-height="100%" fo:text-align="start" style:justify-single-word="false"/>
      <style:text-properties officeooo:paragraph-rsid="00668fe4"/>
    </style:style>
    <style:style style:name="P63" style:family="paragraph" style:parent-style-name="Table_20_Contents">
      <style:paragraph-properties fo:line-height="100%" fo:text-align="start" style:justify-single-word="false"/>
      <style:text-properties style:font-name="Liberation Serif1" fo:font-size="8pt" officeooo:rsid="00673e8c" officeooo:paragraph-rsid="00673e8c" style:font-size-asian="8pt" style:font-size-complex="8pt"/>
    </style:style>
    <style:style style:name="P64" style:family="paragraph" style:parent-style-name="Table_20_Contents">
      <style:paragraph-properties fo:line-height="100%" fo:text-align="start" style:justify-single-word="false"/>
      <style:text-properties style:font-name="Liberation Serif1" fo:font-size="8pt" officeooo:rsid="00668fe4" officeooo:paragraph-rsid="00668fe4" style:font-size-asian="8pt" style:font-size-complex="8pt"/>
    </style:style>
    <style:style style:name="P65" style:family="paragraph" style:parent-style-name="Standard">
      <style:paragraph-properties fo:line-height="100%" fo:text-align="start" style:justify-single-word="false"/>
      <style:text-properties officeooo:rsid="008cf68e" officeooo:paragraph-rsid="008cf68e"/>
    </style:style>
    <style:style style:name="P66" style:family="paragraph" style:parent-style-name="Table_20_Contents">
      <style:paragraph-properties fo:text-align="center" style:justify-single-word="false"/>
      <style:text-properties fo:font-size="8pt" officeooo:rsid="000b2db7" officeooo:paragraph-rsid="0025eb9b" style:font-size-asian="8pt" style:font-size-complex="8pt"/>
    </style:style>
    <style:style style:name="P67" style:family="paragraph" style:parent-style-name="Table_20_Contents">
      <style:paragraph-properties fo:text-align="center" style:justify-single-word="false"/>
      <style:text-properties fo:font-size="8pt" officeooo:paragraph-rsid="0025eb9b" style:font-size-asian="8pt" style:font-size-complex="8pt"/>
    </style:style>
    <style:style style:name="P68" style:family="paragraph" style:parent-style-name="Table_20_Contents">
      <style:paragraph-properties fo:text-align="center" style:justify-single-word="false"/>
      <style:text-properties style:text-position="0% 100%" fo:font-size="8pt" officeooo:rsid="000b2db7" officeooo:paragraph-rsid="0025eb9b" style:font-size-asian="8pt" style:font-size-complex="8pt"/>
    </style:style>
    <style:style style:name="P69" style:family="paragraph" style:parent-style-name="Table_20_Contents">
      <style:paragraph-properties fo:text-align="center" style:justify-single-word="false"/>
      <style:text-properties style:text-position="0% 100%" fo:font-size="8pt" officeooo:rsid="000b2db7" officeooo:paragraph-rsid="0066cb78" style:font-size-asian="8pt" style:font-size-complex="8pt"/>
    </style:style>
    <style:style style:name="P70" style:family="paragraph" style:parent-style-name="Table_20_Contents">
      <style:paragraph-properties fo:text-align="center" style:justify-single-word="false"/>
      <style:text-properties officeooo:rsid="008ee9eb" officeooo:paragraph-rsid="007d80ab"/>
    </style:style>
    <style:style style:name="P71" style:family="paragraph" style:parent-style-name="Table_20_Contents">
      <style:paragraph-properties fo:text-align="center" style:justify-single-word="false"/>
      <style:text-properties fo:font-size="8pt" officeooo:rsid="008ee9eb" officeooo:paragraph-rsid="007d80ab" style:font-size-asian="8pt" style:font-size-complex="8pt"/>
    </style:style>
    <style:style style:name="P72" style:family="paragraph" style:parent-style-name="Table_20_Contents">
      <style:paragraph-properties fo:text-align="center" style:justify-single-word="false"/>
      <style:text-properties fo:font-size="8pt" officeooo:rsid="000b2db7" officeooo:paragraph-rsid="007d80ab" style:font-size-asian="8pt" style:font-size-complex="8pt"/>
    </style:style>
    <style:style style:name="P73" style:family="paragraph" style:parent-style-name="Table_20_Contents">
      <style:paragraph-properties fo:text-align="center" style:justify-single-word="false"/>
      <style:text-properties fo:font-size="8pt" officeooo:rsid="000b2db7" officeooo:paragraph-rsid="000b2db7" style:font-size-asian="8pt" style:font-size-complex="8pt"/>
    </style:style>
    <style:style style:name="P74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P75" style:family="paragraph" style:parent-style-name="Table_20_Contents">
      <style:paragraph-properties fo:line-height="150%" fo:text-align="start" style:justify-single-word="false"/>
      <style:text-properties officeooo:paragraph-rsid="007d80ab"/>
    </style:style>
    <style:style style:name="P76" style:family="paragraph" style:parent-style-name="Table_20_Contents">
      <style:text-properties fo:font-size="8pt" officeooo:rsid="000cf61d" officeooo:paragraph-rsid="00267386" style:font-size-asian="8pt" style:font-size-complex="8pt"/>
    </style:style>
    <style:style style:name="P77" style:family="paragraph" style:parent-style-name="Table_20_Contents">
      <style:text-properties fo:font-size="8pt" officeooo:rsid="000dbb3d" officeooo:paragraph-rsid="0027e4cc" style:font-size-asian="8pt" style:font-size-complex="8pt"/>
    </style:style>
    <style:style style:name="P78" style:family="paragraph" style:parent-style-name="Table_20_Contents">
      <style:paragraph-properties fo:text-align="center" style:justify-single-word="false"/>
      <style:text-properties fo:font-size="8pt" officeooo:rsid="000cf61d" officeooo:paragraph-rsid="007989e5" style:font-size-asian="8pt" style:font-size-complex="8pt"/>
    </style:style>
    <style:style style:name="P79" style:family="paragraph" style:parent-style-name="Table_20_Contents">
      <style:paragraph-properties fo:text-align="center" style:justify-single-word="false"/>
      <style:text-properties style:text-position="0% 100%" fo:font-size="8pt" officeooo:rsid="009187f2" officeooo:paragraph-rsid="007d80ab" style:font-size-asian="8pt" style:font-size-complex="8pt"/>
    </style:style>
    <style:style style:name="P80" style:family="paragraph" style:parent-style-name="Table_20_Contents">
      <style:paragraph-properties fo:text-align="center" style:justify-single-word="false"/>
      <style:text-properties fo:font-size="8pt" officeooo:rsid="000cf61d" officeooo:paragraph-rsid="0027e4cc" style:font-size-asian="8pt" style:font-size-complex="8pt"/>
    </style:style>
    <style:style style:name="P81" style:family="paragraph" style:parent-style-name="Table_20_Contents">
      <style:paragraph-properties fo:text-align="center" style:justify-single-word="false"/>
      <style:text-properties fo:font-size="8pt" officeooo:rsid="009187f2" officeooo:paragraph-rsid="007d80ab" style:font-size-asian="8pt" style:font-size-complex="8pt"/>
    </style:style>
    <style:style style:name="P82" style:family="paragraph" style:parent-style-name="Table_20_Contents">
      <style:paragraph-properties fo:line-height="115%" fo:text-align="start" style:justify-single-word="false"/>
      <style:text-properties style:text-position="0% 100%" fo:font-size="8pt" officeooo:rsid="000b2db7" officeooo:paragraph-rsid="002c4f73" style:font-size-asian="8pt" style:font-size-complex="8pt"/>
    </style:style>
    <style:style style:name="P83" style:family="paragraph" style:parent-style-name="Text_20_body">
      <style:paragraph-properties fo:margin-top="0cm" fo:margin-bottom="0cm" style:contextual-spacing="false"/>
      <style:text-properties style:font-name="Liberation Serif1" fo:font-size="8pt" fo:font-weight="normal" officeooo:rsid="0047fd6f" officeooo:paragraph-rsid="002c4f73" style:font-size-asian="8pt" style:font-weight-asian="normal" style:font-size-complex="8pt" style:font-weight-complex="normal"/>
    </style:style>
    <style:style style:name="P84" style:family="paragraph" style:parent-style-name="Table_20_Contents">
      <style:paragraph-properties fo:text-align="center" style:justify-single-word="false"/>
      <style:text-properties fo:font-size="8pt" officeooo:rsid="000cf61d" officeooo:paragraph-rsid="00686ebc" style:font-size-asian="8pt" style:font-size-complex="8pt"/>
    </style:style>
    <style:style style:name="P85" style:family="paragraph" style:parent-style-name="Standard">
      <style:paragraph-properties fo:text-align="center" style:justify-single-word="false"/>
      <style:text-properties fo:font-size="8pt" officeooo:rsid="009187f2" officeooo:paragraph-rsid="007d80ab" style:font-size-asian="8pt" style:font-size-complex="8pt"/>
    </style:style>
    <style:style style:name="P86" style:family="paragraph" style:parent-style-name="Standard">
      <style:paragraph-properties fo:text-align="center" style:justify-single-word="false"/>
      <style:text-properties fo:font-size="8pt" officeooo:rsid="00369424" officeooo:paragraph-rsid="007d80ab" style:font-size-asian="8pt" style:font-size-complex="8pt"/>
    </style:style>
    <style:style style:name="P87" style:family="paragraph" style:parent-style-name="Table_20_Contents">
      <style:paragraph-properties fo:text-align="center" style:justify-single-word="false"/>
      <style:text-properties fo:font-size="8pt" officeooo:rsid="000cf61d" officeooo:paragraph-rsid="002c4f73" style:font-size-asian="8pt" style:font-size-complex="8pt"/>
    </style:style>
    <style:style style:name="P88" style:family="paragraph" style:parent-style-name="Standard">
      <style:paragraph-properties fo:line-height="115%"/>
      <style:text-properties style:text-position="0% 100%" style:font-name="Liberation Serif" fo:font-size="8pt" officeooo:rsid="004b82ae" officeooo:paragraph-rsid="002c4f73" fo:background-color="transparent" style:font-size-asian="8pt" style:font-size-complex="8pt"/>
    </style:style>
    <style:style style:name="P89" style:family="paragraph" style:parent-style-name="Standard">
      <style:paragraph-properties fo:line-height="100%" fo:text-align="start" style:justify-single-word="false"/>
      <style:text-properties style:font-name="Liberation Serif" fo:font-size="8pt" officeooo:rsid="004b82ae" officeooo:paragraph-rsid="003006ce" fo:background-color="transparent" style:font-size-asian="8pt" style:font-size-complex="8pt"/>
    </style:style>
    <style:style style:name="P90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position="0% 100%" fo:font-size="9pt" officeooo:rsid="0047fd6f" officeooo:paragraph-rsid="003006ce" fo:background-color="transparent" style:font-size-asian="9pt" style:font-size-complex="9pt"/>
    </style:style>
    <style:style style:name="P9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</style:style>
    <style:style style:name="T1" style:family="text">
      <style:text-properties style:text-position="0% 100%" officeooo:rsid="00357934"/>
    </style:style>
    <style:style style:name="T2" style:family="text">
      <style:text-properties style:text-position="0% 100%" officeooo:rsid="003bc75f"/>
    </style:style>
    <style:style style:name="T3" style:family="text">
      <style:text-properties style:text-position="0% 100%" officeooo:rsid="00395508"/>
    </style:style>
    <style:style style:name="T4" style:family="text">
      <style:text-properties style:text-position="0% 100%" officeooo:rsid="0039b38a"/>
    </style:style>
    <style:style style:name="T5" style:family="text">
      <style:text-properties style:text-position="0% 100%" fo:font-weight="normal" officeooo:rsid="003bc75f" style:font-size-asian="10pt" style:font-weight-asian="normal" style:font-weight-complex="normal"/>
    </style:style>
    <style:style style:name="T6" style:family="text">
      <style:text-properties style:text-position="0% 100%" fo:font-weight="normal" officeooo:rsid="00676674" style:font-size-asian="10pt" style:font-weight-asian="normal" style:font-weight-complex="normal"/>
    </style:style>
    <style:style style:name="T7" style:family="text">
      <style:text-properties style:text-position="0% 100%" fo:font-weight="normal" officeooo:rsid="00199544" style:font-size-asian="10pt" style:font-weight-asian="normal" style:font-weight-complex="normal"/>
    </style:style>
    <style:style style:name="T8" style:family="text">
      <style:text-properties officeooo:rsid="007a370c"/>
    </style:style>
    <style:style style:name="T9" style:family="text">
      <style:text-properties officeooo:rsid="008b8625"/>
    </style:style>
    <style:style style:name="T10" style:family="text">
      <style:text-properties style:font-name="Linux Biolinum G" fo:font-size="18pt" fo:font-weight="bold" style:font-size-asian="18pt" style:font-weight-asian="bold" style:font-size-complex="18pt" style:font-weight-complex="bold"/>
    </style:style>
    <style:style style:name="T11" style:family="text">
      <style:text-properties fo:font-variant="normal" fo:text-transform="none" fo:color="#222222" loext:opacity="100%" style:font-name="Liberation Serif1" fo:font-size="13pt" fo:letter-spacing="normal" fo:font-style="normal" fo:font-weight="bold" officeooo:rsid="006c8faa" style:font-size-asian="13pt" style:font-weight-asian="bold" style:font-size-complex="13pt" style:font-weight-complex="bold"/>
    </style:style>
    <style:style style:name="T12" style:family="text">
      <style:text-properties fo:font-variant="normal" fo:text-transform="none" fo:color="#222222" loext:opacity="100%" style:font-name="Liberation Serif1" fo:font-size="13pt" fo:letter-spacing="normal" fo:font-style="normal" fo:font-weight="bold" officeooo:rsid="0054309c" style:font-size-asian="13pt" style:font-weight-asian="bold" style:font-size-complex="13pt" style:font-weight-complex="bold"/>
    </style:style>
    <style:style style:name="T13" style:family="text">
      <style:text-properties fo:font-variant="normal" fo:text-transform="none" fo:color="#222222" loext:opacity="100%" style:font-name="Liberation Serif1" fo:font-size="13pt" fo:letter-spacing="normal" fo:font-style="normal" officeooo:rsid="0054309c" style:font-size-asian="13pt" style:font-size-complex="13pt"/>
    </style:style>
    <style:style style:name="T14" style:family="text">
      <style:text-properties fo:font-variant="normal" fo:text-transform="none" fo:color="#222222" loext:opacity="100%" style:font-name="Liberation Serif1" fo:font-size="10pt" fo:letter-spacing="normal" fo:font-style="normal" officeooo:rsid="00581315" style:font-size-asian="10pt" style:font-size-complex="10pt"/>
    </style:style>
    <style:style style:name="T15" style:family="text">
      <style:text-properties officeooo:rsid="00646924"/>
    </style:style>
    <style:style style:name="T16" style:family="text">
      <style:text-properties officeooo:rsid="001bd869"/>
    </style:style>
    <style:style style:name="T17" style:family="text">
      <style:text-properties fo:font-variant="normal" fo:text-transform="none" fo:color="#000000" loext:opacity="100%" fo:letter-spacing="normal" fo:font-style="normal" officeooo:rsid="008b8625" fo:background-color="transparent" loext:char-shading-value="0"/>
    </style:style>
    <style:style style:name="T18" style:family="text">
      <style:text-properties officeooo:rsid="00263c2f" fo:background-color="transparent" loext:char-shading-value="0" style:font-size-asian="10pt"/>
    </style:style>
    <style:style style:name="T19" style:family="text">
      <style:text-properties fo:background-color="transparent" loext:char-shading-value="0"/>
    </style:style>
    <style:style style:name="T20" style:family="text">
      <style:text-properties style:font-name="Liberation Serif1" fo:font-size="10pt" fo:font-weight="normal" style:font-size-asian="8.75pt" style:font-weight-asian="normal" style:font-size-complex="10pt" style:font-weight-complex="normal"/>
    </style:style>
    <style:style style:name="T21" style:family="text">
      <style:text-properties style:font-name="Liberation Serif1" fo:font-size="10pt" fo:font-weight="bold" officeooo:rsid="006dd845" style:font-size-asian="10pt" style:font-weight-asian="bold" style:font-size-complex="10pt" style:font-weight-complex="bold"/>
    </style:style>
    <style:style style:name="T22" style:family="text">
      <style:text-properties style:font-name="Liberation Serif1" fo:font-size="10pt" fo:font-weight="bold" officeooo:rsid="003bc75f" style:font-size-asian="10pt" style:font-weight-asian="bold" style:font-size-complex="10pt" style:font-weight-complex="bold"/>
    </style:style>
    <style:style style:name="T23" style:family="text">
      <style:text-properties style:font-name="Liberation Serif1" fo:font-size="10pt" fo:font-weight="bold" officeooo:rsid="008b8625" style:font-size-asian="8.75pt" style:font-weight-asian="bold" style:font-size-complex="10pt" style:font-weight-complex="bold"/>
    </style:style>
    <style:style style:name="T24" style:family="text">
      <style:text-properties style:font-name="Liberation Serif1" fo:font-size="10pt" fo:font-weight="bold" officeooo:rsid="00392caa" style:font-size-asian="10pt" style:font-weight-asian="bold" style:font-size-complex="10pt" style:font-weight-complex="bold"/>
    </style:style>
    <style:style style:name="T25" style:family="text">
      <style:text-properties style:font-name="Liberation Serif1" fo:font-size="10pt" fo:font-weight="bold" officeooo:rsid="0058ae99" style:font-size-asian="10pt" style:font-weight-asian="bold" style:font-size-complex="10pt" style:font-weight-complex="bold"/>
    </style:style>
    <style:style style:name="T26" style:family="text">
      <style:text-properties fo:font-size="10pt" officeooo:rsid="001bd869" style:font-size-asian="8.75pt" style:font-size-complex="10pt"/>
    </style:style>
    <style:style style:name="T27" style:family="text">
      <style:text-properties fo:font-variant="normal" fo:text-transform="none" fo:color="#000000" loext:opacity="100%" style:font-name="Liberation Serif1" fo:font-size="10pt" fo:letter-spacing="normal" fo:font-style="normal" fo:font-weight="bold" officeooo:rsid="008b8625" style:font-size-asian="8.75pt" style:font-weight-asian="bold" style:font-size-complex="10pt" style:font-weight-complex="bold"/>
    </style:style>
    <style:style style:name="T28" style:family="text">
      <style:text-properties fo:font-variant="normal" fo:text-transform="none" fo:color="#000000" loext:opacity="100%" style:font-name="Liberation Serif1" fo:font-size="10pt" fo:letter-spacing="normal" fo:font-style="normal" fo:font-weight="bold" officeooo:rsid="003bc75f" style:font-size-asian="8.75pt" style:font-weight-asian="bold" style:font-size-complex="10pt" style:font-weight-complex="bold"/>
    </style:style>
    <style:style style:name="T29" style:family="text">
      <style:text-properties fo:font-variant="normal" fo:text-transform="none" fo:color="#000000" loext:opacity="100%" style:font-name="Liberation Serif1" fo:font-size="10pt" fo:letter-spacing="normal" fo:font-style="normal" fo:font-weight="bold" officeooo:rsid="0071f8fa" style:font-size-asian="10pt" style:font-weight-asian="bold" style:font-size-complex="10pt" style:font-weight-complex="bold"/>
    </style:style>
    <style:style style:name="T30" style:family="text">
      <style:text-properties fo:font-variant="normal" fo:text-transform="none" fo:color="#000000" loext:opacity="100%" style:font-name="Liberation Serif1" fo:font-size="10pt" fo:letter-spacing="normal" fo:font-style="normal" fo:font-weight="bold" officeooo:rsid="00686ebc" style:font-size-asian="8.75pt" style:font-weight-asian="bold" style:font-size-complex="10pt" style:font-weight-complex="bold"/>
    </style:style>
    <style:style style:name="T31" style:family="text">
      <style:text-properties fo:font-variant="normal" fo:text-transform="none" fo:color="#000000" loext:opacity="100%" style:font-name="Liberation Serif1" fo:font-size="10pt" fo:letter-spacing="normal" fo:font-style="normal" fo:font-weight="bold" officeooo:rsid="00583b0c" style:font-size-asian="8.75pt" style:font-weight-asian="bold" style:font-size-complex="10pt" style:font-weight-complex="bold"/>
    </style:style>
    <style:style style:name="T32" style:family="text">
      <style:text-properties fo:font-variant="normal" fo:text-transform="none" fo:color="#000000" loext:opacity="100%" style:font-name="Liberation Serif1" fo:font-size="10pt" fo:letter-spacing="normal" fo:font-style="normal" fo:font-weight="bold" officeooo:rsid="003bc75f" style:font-size-asian="10pt" style:font-weight-asian="bold" style:font-size-complex="10pt" style:font-weight-complex="bold"/>
    </style:style>
    <style:style style:name="T33" style:family="text">
      <style:text-properties fo:font-weight="bold" officeooo:rsid="003bc75f" style:font-weight-asian="bold" style:font-weight-complex="bold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font-weight="bold" officeooo:rsid="008b8625" style:font-size-asian="10pt" style:font-weight-asian="bold" style:font-weight-complex="bold"/>
    </style:style>
    <style:style style:name="T36" style:family="text">
      <style:text-properties fo:font-variant="normal" fo:text-transform="none" fo:color="#000000" loext:opacity="100%" style:font-name="Liberation Serif1" fo:letter-spacing="normal" fo:font-style="normal" fo:font-weight="bold" officeooo:rsid="008b8625" style:font-weight-asian="bold" style:font-weight-complex="bold"/>
    </style:style>
    <style:style style:name="T37" style:family="text">
      <style:text-properties style:font-name="Liberation Serif1" fo:font-size="10pt" fo:font-weight="normal" officeooo:rsid="00583b0c" style:font-size-asian="8.75pt" style:font-weight-asian="normal" style:font-size-complex="10pt" style:font-weight-complex="normal"/>
    </style:style>
    <style:style style:name="T38" style:family="text">
      <style:text-properties style:font-name="Liberation Serif1" fo:font-size="10pt" fo:font-weight="normal" officeooo:rsid="0077d7c8" style:font-size-asian="8.75pt" style:font-weight-asian="normal" style:font-size-complex="10pt" style:font-weight-complex="normal"/>
    </style:style>
    <style:style style:name="T39" style:family="text">
      <style:text-properties style:font-name="Liberation Serif1" fo:font-size="10pt" fo:font-weight="normal" officeooo:rsid="003bc75f" style:font-size-asian="8.75pt" style:font-weight-asian="normal" style:font-size-complex="10pt" style:font-weight-complex="normal"/>
    </style:style>
    <style:style style:name="T40" style:family="text">
      <style:text-properties style:font-name="Liberation Serif1" fo:font-size="10pt" fo:font-weight="normal" officeooo:rsid="0054309c" style:font-size-asian="8.75pt" style:font-weight-asian="normal" style:font-size-complex="10pt" style:font-weight-complex="normal"/>
    </style:style>
    <style:style style:name="T41" style:family="text">
      <style:text-properties fo:color="#000000" loext:opacity="100%" fo:font-size="8pt" style:font-size-asian="8pt" style:font-size-complex="8pt"/>
    </style:style>
    <style:style style:name="T42" style:family="text">
      <style:text-properties fo:color="#000000" loext:opacity="100%"/>
    </style:style>
    <style:style style:name="T43" style:family="text">
      <style:text-properties style:font-name="Liberation Serif1" fo:font-size="8pt" officeooo:rsid="007637ce" style:font-size-asian="8pt" style:font-size-complex="8pt"/>
    </style:style>
    <style:style style:name="T44" style:family="text">
      <style:text-properties style:font-name="Liberation Serif1" fo:font-size="8pt" style:font-size-asian="8pt" style:font-size-complex="8pt"/>
    </style:style>
    <style:style style:name="T45" style:family="text">
      <style:text-properties officeooo:rsid="00987dda"/>
    </style:style>
    <style:style style:name="T46" style:family="text">
      <style:text-properties fo:font-variant="normal" fo:text-transform="none" fo:color="#000000" loext:opacity="100%" fo:letter-spacing="normal" fo:font-style="normal" fo:font-weight="normal" officeooo:rsid="008cf68e"/>
    </style:style>
    <style:style style:name="T47" style:family="text">
      <style:text-properties fo:font-variant="normal" fo:text-transform="none" fo:color="#000000" loext:opacity="100%" fo:letter-spacing="normal" fo:font-style="normal" fo:font-weight="normal"/>
    </style:style>
    <style:style style:name="T48" style:family="text">
      <style:text-properties officeooo:rsid="00995fea"/>
    </style:style>
    <style:style style:name="T49" style:family="text">
      <style:text-properties style:font-name="Liberation Serif1" fo:font-size="8pt" officeooo:rsid="008cf68e" style:font-size-asian="8pt" style:font-size-complex="8pt"/>
    </style:style>
    <style:style style:name="T50" style:family="text">
      <style:text-properties style:font-name="Liberation Serif1" fo:font-size="8pt" officeooo:rsid="00995fea" style:font-size-asian="8pt" style:font-size-complex="8pt"/>
    </style:style>
    <style:style style:name="T51" style:family="text">
      <style:text-properties officeooo:rsid="008cf68e"/>
    </style:style>
    <style:style style:name="T52" style:family="text">
      <style:text-properties style:text-position="0% 100%" style:font-name="Liberation Serif1" fo:font-size="8pt" officeooo:rsid="0086279b" style:font-size-asian="8pt" style:font-size-complex="8pt" loext:padding="0cm" loext:border="none"/>
    </style:style>
    <style:style style:name="T53" style:family="text">
      <style:text-properties style:text-position="0% 100%" style:font-name="Liberation Serif1" fo:font-size="8pt" style:font-size-asian="8pt" style:font-size-complex="8pt" loext:padding="0cm" loext:border="none"/>
    </style:style>
    <style:style style:name="T54" style:family="text">
      <style:text-properties style:text-position="0% 100%" style:font-name="Liberation Serif1" fo:font-size="8pt" officeooo:rsid="00995fea" style:font-size-asian="8pt" style:font-size-complex="8pt" loext:padding="0cm" loext:border="none"/>
    </style:style>
    <style:style style:name="T55" style:family="text">
      <style:text-properties officeooo:rsid="005c8992"/>
    </style:style>
    <style:style style:name="T56" style:family="text">
      <style:text-properties officeooo:rsid="0025eb9b"/>
    </style:style>
    <style:style style:name="T57" style:family="text">
      <style:text-properties officeooo:rsid="000b2db7"/>
    </style:style>
    <style:style style:name="T58" style:family="text">
      <style:text-properties style:text-position="sub 58%" officeooo:rsid="000b2db7"/>
    </style:style>
    <style:style style:name="T59" style:family="text">
      <style:text-properties style:text-position="0% 100%" officeooo:rsid="0025eb9b"/>
    </style:style>
    <style:style style:name="T60" style:family="text">
      <style:text-properties style:text-position="0% 100%" officeooo:rsid="000b2db7"/>
    </style:style>
    <style:style style:name="T61" style:family="text">
      <style:text-properties style:text-position="sub 58%"/>
    </style:style>
    <style:style style:name="T62" style:family="text">
      <style:text-properties officeooo:rsid="007976ca"/>
    </style:style>
    <style:style style:name="T63" style:family="text">
      <style:text-properties fo:font-size="8pt" officeooo:rsid="0086bb75" style:font-size-asian="8pt" style:font-size-complex="8pt"/>
    </style:style>
    <style:style style:name="T64" style:family="text">
      <style:text-properties fo:font-size="8pt" style:font-size-asian="8pt" style:font-size-complex="8pt"/>
    </style:style>
    <style:style style:name="T65" style:family="text">
      <style:text-properties fo:font-size="8pt" officeooo:rsid="00995fea" style:font-size-asian="8pt" style:font-size-complex="8pt"/>
    </style:style>
    <style:style style:name="T66" style:family="text">
      <style:text-properties fo:font-size="8pt" officeooo:rsid="00428fd7" style:font-size-asian="8pt" style:font-size-complex="8pt"/>
    </style:style>
    <style:style style:name="T67" style:family="text">
      <style:text-properties fo:font-size="8pt" officeooo:rsid="002c4f73" style:font-size-asian="8pt" style:font-size-complex="8pt"/>
    </style:style>
    <style:style style:name="T68" style:family="text">
      <style:text-properties fo:font-size="8pt" officeooo:rsid="00428fd7" fo:background-color="transparent" loext:char-shading-value="0" style:font-size-asian="8pt" style:font-size-complex="8pt"/>
    </style:style>
    <style:style style:name="T69" style:family="text">
      <style:text-properties fo:font-size="8pt" officeooo:rsid="008ee9eb" fo:background-color="transparent" loext:char-shading-value="0" style:font-size-asian="8pt" style:font-size-complex="8pt"/>
    </style:style>
    <style:style style:name="T70" style:family="text">
      <style:text-properties fo:font-size="8pt" officeooo:rsid="0099738a" fo:background-color="transparent" loext:char-shading-value="0" style:font-size-asian="8pt" style:font-size-complex="8pt"/>
    </style:style>
    <style:style style:name="T71" style:family="text">
      <style:text-properties fo:font-size="8pt" officeooo:rsid="00703932" fo:background-color="transparent" loext:char-shading-value="0" style:font-size-asian="8pt" style:font-size-complex="8pt"/>
    </style:style>
    <style:style style:name="T72" style:family="text">
      <style:text-properties officeooo:rsid="002c4f73"/>
    </style:style>
    <style:style style:name="T73" style:family="text">
      <style:text-properties style:text-position="0% 100%"/>
    </style:style>
    <style:style style:name="T74" style:family="text">
      <style:text-properties officeooo:rsid="00408212"/>
    </style:style>
    <style:style style:name="T75" style:family="text">
      <style:text-properties fo:background-color="#ffffff" loext:char-shading-value="0"/>
    </style:style>
    <style:style style:name="T76" style:family="text">
      <style:text-properties fo:font-weight="bold" officeooo:rsid="00408212" fo:background-color="#ffffff" loext:char-shading-value="0" style:font-weight-asian="bold" style:font-weight-complex="bold"/>
    </style:style>
    <style:style style:name="T77" style:family="text">
      <style:text-properties officeooo:rsid="00440b42" fo:background-color="#ffffff" loext:char-shading-value="0"/>
    </style:style>
    <style:style style:name="T78" style:family="text">
      <style:text-properties style:font-name="Liberation Serif" fo:font-size="8pt" officeooo:rsid="004b82ae" style:font-size-asian="8pt" style:font-size-complex="8pt"/>
    </style:style>
    <style:style style:name="T79" style:family="text">
      <style:text-properties style:font-name="Liberation Serif" fo:font-size="8pt" fo:font-weight="bold" officeooo:rsid="00408212" fo:background-color="#ffffff" loext:char-shading-value="0" style:font-size-asian="8pt" style:font-weight-asian="bold" style:font-size-complex="8pt" style:font-weight-complex="bold"/>
    </style:style>
    <style:style style:name="T80" style:family="text">
      <style:text-properties style:font-name="Liberation Serif" fo:font-size="8pt" officeooo:rsid="004b82ae" fo:background-color="#ffffff" loext:char-shading-value="0" style:font-size-asian="8pt" style:font-size-complex="8pt"/>
    </style:style>
    <style:style style:name="T81" style:family="text">
      <style:text-properties style:font-name="Liberation Serif" officeooo:rsid="004b82ae" fo:background-color="#ffffff" loext:char-shading-value="0"/>
    </style:style>
    <style:style style:name="fr1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la1" table:style-name="Tabella1">
        <table:table-column table:style-name="Tabella1.A"/>
        <table:table-column table:style-name="Tabella1.B"/>
        <table:table-row table:style-name="Tabella1.1">
          <table:table-cell table:style-name="Tabella1.A1" office:value-type="string">
            <text:p text:style-name="P1"/>
            <text:p text:style-name="P2"/>
            <text:p text:style-name="P3"/>
            <text:p text:style-name="P4"><text:span text:style-name="T1">5</text:span><text:span text:style-name="T2">0</text:span><text:span text:style-name="T1">. <text:s text:c="2"/>Opmerkingen:</text:span><text:span text:style-name="T3"> <text:s text:c="2"/></text:span><text:span text:style-name="T4"><text:s/></text:span></text:p>
            <text:p text:style-name="P5">-</text:p>
            <text:p text:style-name="P5">-</text:p>
            <text:p text:style-name="P5">-</text:p>
            <text:p text:style-name="P5">-</text:p>
            <text:p text:style-name="P6">-</text:p>
            <text:p text:style-name="P7">Alternatieve typen:</text:p>
            <text:p text:style-name="P8">-</text:p>
            <text:p text:style-name="P9">-</text:p>
            <text:p text:style-name="P10">-</text:p>
            <text:p text:style-name="P10">-</text:p>
            <text:p text:style-name="P4"><text:span text:style-name="T5">51. <text:s text:c="2"/></text:span><text:span text:style-name="T6">V</text:span><text:span text:style-name="T5">rijwaringen</text:span><text:span text:style-name="T7">:</text:span><text:span text:style-name="T4"> <text:s text:c="5"/></text:span></text:p>
            <text:p text:style-name="P11"><text:s text:c="4"/></text:p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3"><text:span text:style-name="T8">CdS-</text:span><text:span text:style-name="T9">****</text:span><text:span text:style-name="T8">/0</text:span><text:span text:style-name="T9">*</text:span></text:p>
          </table:table-cell>
          <table:table-cell table:style-name="Tabella1.B1" office:value-type="string">
            <text:p text:style-name="P14"><text:span text:style-name="T10"><text:s text:c="2"/></text:span><text:span text:style-name="T11">CdS</text:span><text:span text:style-name="T12"> – DATA SHEET </text:span></text:p>
            <text:p text:style-name="P15"><text:span text:style-name="T13"><text:s text:c="3"/></text:span><text:span text:style-name="T14">voor complete voertuigen.</text:span></text:p>
            <table:table table:name="Tabella2" table:style-name="Tabella2">
              <table:table-column table:style-name="Tabella2.A"/>
              <table:table-column table:style-name="Tabella2.B"/>
              <table:table-row table:style-name="Tabella2.1">
                <table:table-cell table:style-name="Tabella2.A1" office:value-type="string">
                  <text:p text:style-name="P16"/>
                  <text:p text:style-name="P17"/>
                  <text:p text:style-name="P18">0.1. <text:s text:c="2"/>Maken:</text:p>
                  <text:p text:style-name="P19"/>
                  <text:p text:style-name="P18">0.2. <text:s text:c="2"/>Type:</text:p>
                  <text:p text:style-name="P19"/>
                  <text:p text:style-name="P18"><text:s text:c="9"/>Variant:</text:p>
                  <text:p text:style-name="P19"/>
                  <text:p text:style-name="P18"><text:s text:c="9"/>Versi<text:span text:style-name="T15">e</text:span>:</text:p>
                  <text:p text:style-name="P18"/>
                  <text:p text:style-name="P18">0.2.1. Commerciële naam (namen):</text:p>
                  <text:p text:style-name="P19"/>
                  <text:p text:style-name="P18">0.4. <text:s text:c="3"/>Categorie:</text:p>
                  <text:p text:style-name="P19"/>
                  <text:p text:style-name="P20">0.5. <text:s text:c="3"/>Naam en adres van de fabrikant<text:line-break/> <text:s text:c="9"/>van het basisvoertuig<text:span text:style-name="T16">:</text:span></text:p>
                  <text:p text:style-name="P18"/>
                  <text:p text:style-name="P21">0.6. <text:s text:c="2"/>Adres fabrikant::</text:p>
                </table:table-cell>
                <table:table-cell table:style-name="Tabella2.A1" office:value-type="string">
                  <text:p text:style-name="P22"/>
                  <text:p text:style-name="P22"/>
                  <text:p text:style-name="P23">COMPLETE</text:p>
                  <text:p text:style-name="P24"/>
                  <text:p text:style-name="P23">COMPLETE</text:p>
                  <text:p text:style-name="P25"/>
                  <text:p text:style-name="P23">COMPLETE</text:p>
                  <text:p text:style-name="P25"/>
                  <text:p text:style-name="P23">COMPLETE</text:p>
                  <text:p text:style-name="P26"/>
                  <text:p text:style-name="P23">COMPLETE</text:p>
                  <text:p text:style-name="P25"/>
                  <text:p text:style-name="P23">COMPLETE</text:p>
                  <text:p text:style-name="P25"/>
                  <text:p text:style-name="P27"><text:span text:style-name="T17">COMPLETE</text:span><text:span text:style-name="T18"><text:line-break/><text:line-break/><text:line-break/><text:line-break/></text:span><text:span text:style-name="T19"> </text:span></text:p>
                </table:table-cell>
              </table:table-row>
            </table:table>
            <text:p text:style-name="P28"><text:span text:style-name="T20"><text:s/></text:span><text:span text:style-name="T21"><text:s text:c="18"/></text:span><text:span text:style-name="T22"><text:s text:c="3"/></text:span><text:span text:style-name="T23">COMPLETE</text:span><text:span text:style-name="T24"><text:line-break/></text:span><text:span text:style-name="T25"> <text:s text:c="21"/></text:span><text:span text:style-name="T23">COMPLETE</text:span></text:p>
            <text:p text:style-name="P29"><text:s text:c="22"/>COMPLETE</text:p>
            <text:p text:style-name="P30"/>
            <text:p text:style-name="P31"><text:span text:style-name="T26"><text:s text:c="3"/>Voertuigidentificatienummer: </text:span><text:span text:style-name="T27">COMPLETE</text:span><text:span text:style-name="T28"> <text:s text:c="2"/></text:span><text:span text:style-name="T29"><text:s/></text:span><text:span text:style-name="T30"><text:s/></text:span><text:span text:style-name="T28"><text:s text:c="11"/></text:span><text:span text:style-name="T31"><text:s/></text:span><text:span text:style-name="T28"><text:s/></text:span><text:span text:style-name="T32"><text:s/></text:span><text:span text:style-name="T28"><text:s/></text:span><text:span text:style-name="T32"><text:s/></text:span><text:span text:style-name="T33"><text:s/></text:span></text:p>
            <text:p text:style-name="P32"><text:s text:c="3"/>Locatie van het voertuigidentificatienummer:<text:span text:style-name="T34"> </text:span><text:span text:style-name="T35"><text:s/></text:span><text:span text:style-name="T36">COMPLETE</text:span></text:p>
            <text:p text:style-name="P33"><text:span text:style-name="T34"/></text:p>
            <text:p text:style-name="P34"><text:span text:style-name="T20"><text:s text:c="3"/>met de implicatie </text:span><text:span text:style-name="T27">COMPLETE</text:span><text:span text:style-name="T23"> </text:span><text:span text:style-name="T37">gegeven op</text:span><text:span text:style-name="T20"> </text:span><text:span text:style-name="T38"><text:s/></text:span><text:span text:style-name="T23">COMPLETE</text:span></text:p>
            <text:p text:style-name="P35"><text:s text:c="3"/>type in alle opzichten beschreven.</text:p>
            <text:p text:style-name="P36"><text:s text:c="3"/></text:p>
            <text:p text:style-name="P35"/>
            <text:p text:style-name="P28"><draw:frame draw:style-name="fr1" draw:name="Marco2" text:anchor-type="paragraph" svg:x="0.88cm" svg:y="0.307cm" svg:width="3.752cm" draw:z-index="0"><draw:text-box fo:min-height="3.482cm"><text:p text:style-name="Frame_20_contents"/></draw:text-box></draw:frame><text:span text:style-name="T39"><text:s text:c="28"/></text:span><text:span text:style-name="T40"><text:s text:c="91"/></text:span><text:span text:style-name="T39"><text:s/>Datum: </text:span><text:span text:style-name="T23">COMPLETE</text:span></text:p>
            <text:p text:style-name="P35"/>
            <text:p text:style-name="P35"/>
            <text:p text:style-name="P37"/>
          </table:table-cell>
        </table:table-row>
      </table:table>
      <text:p text:style-name="P38"><text:s text:c="235"/>De gegevens op dit document zijn verkregen uit een databasezoekopdracht. De informatie kan afwijken van de staat van het voertuig.</text:p>
      <text:p text:style-name="P38"><text:s text:c="235"/>Er is geen fysieke inspectie van het voertuig uitgevoerd.</text:p>
      <table:table table:name="Tabella3" table:style-name="Tabella3">
        <table:table-column table:style-name="Tabella3.A"/>
        <table:table-column table:style-name="Tabella3.B"/>
        <text:soft-page-break/>
        <table:table-row table:style-name="Tabella3.1">
          <table:table-cell table:style-name="Tabella3.A1" office:value-type="string">
            <text:p text:style-name="P39"/>
            <table:table table:name="Tabella4" table:style-name="Tabella4">
              <table:table-column table:style-name="Tabella4.A"/>
              <table:table-column table:style-name="Tabella4.B"/>
              <table:table-row>
                <table:table-cell table:style-name="Tabella4.A1" office:value-type="string">
                  <text:p text:style-name="P40">1. Aantal assen / wielen:</text:p>
                  <text:p text:style-name="P40"/>
                  <text:p text:style-name="P40">2. Aangedreven assen:</text:p>
                  <text:p text:style-name="P40"/>
                  <text:p text:style-name="P40">3. Wielbasis :(mm)</text:p>
                  <text:p text:style-name="P40"/>
                  <text:p text:style-name="P40">5. Spoor as(sen) – 1/2: (mm)</text:p>
                  <text:p text:style-name="P40"/>
                  <text:p text:style-name="P40">6.1. Lengte:(mm)</text:p>
                  <text:p text:style-name="P40"/>
                  <text:p text:style-name="P40">7.1. Breedte:(mm)</text:p>
                  <text:p text:style-name="P40"/>
                  <text:p text:style-name="P40">8. Hoogte: (mm)</text:p>
                  <text:p text:style-name="P40"/>
                  <text:p text:style-name="P40">11. Achteroverbouw: (mm)</text:p>
                  <text:p text:style-name="P40"/>
                  <text:p text:style-name="P40">12.1. Massa van het voertuig met carrosserie in rijklare toestand:(kg)</text:p>
                  <text:p text:style-name="P40"/>
                  <text:p text:style-name="P40">14.1. Technisch toelaatbare maximummassa in beladen toestand:(kg)</text:p>
                  <text:p text:style-name="P40"/>
                  <text:p text:style-name="P40">14.2. Verdeling van deze massa over de assen – 1/2:(kg)</text:p>
                  <text:p text:style-name="P40"/>
                  <text:p text:style-name="P40">14.3. Technisch perm. max massa op elke as – 1/2:(kg)</text:p>
                  <text:p text:style-name="P40"/>
                  <text:p text:style-name="P40">16. Maximaal toelaatbare dakbelasting:(kg)</text:p>
                  <text:p text:style-name="P40"/>
                  <text:p text:style-name="P40">17. Maximale massa aanhanger – geremd / ongeremd:(kg)</text:p>
                  <text:p text:style-name="P40"/>
                  <text:p text:style-name="P40">18. Maximale massa van combinatie: (kg)</text:p>
                  <text:p text:style-name="P40"/>
                  <text:p text:style-name="P40">19.1. Maximale verticale belasting op het koppelpunt voor een aanhanger:(kg)</text:p>
                  <text:p text:style-name="P40"/>
                  <text:p text:style-name="P40">20. Motorfabrikant:</text:p>
                  <text:p text:style-name="P40"/>
                  <text:p text:style-name="P40">21. Motorcode zoals aangegeven op de motor:</text:p>
                  <text:p text:style-name="P40"/>
                  <text:p text:style-name="P40">22. Werkingsprincipe:</text:p>
                  <text:p text:style-name="P40"/>
                  <text:p text:style-name="P40">22.1. Directe injectie:</text:p>
                  <text:p text:style-name="P40"/>
                  <text:p text:style-name="P40">23. Puur elektrisch:</text:p>
                  <text:p text:style-name="P40"/>
                  <text:p text:style-name="P40">23.1 Hybride [elektrisch] voertuig:</text:p>
                  <text:p text:style-name="P40"/>
                  <text:p text:style-name="P40">24. Aantal en opstelling van cilinders:</text:p>
                  <text:p text:style-name="P40"/>
                  <text:p text:style-name="P40">25. Capaciteit: (cm3)</text:p>
                  <text:p text:style-name="P40"/>
                  <text:p text:style-name="P40">26. Brandstof:</text:p>
                  <text:p text:style-name="P40"/>
                  <text:p text:style-name="P40">27. Maximaal netto vermogen:( kW/min -1)</text:p>
                  <text:p text:style-name="P40"/>
                  <text:p text:style-name="P40">28. Koppeling (type):</text:p>
                  <text:p text:style-name="P40"/>
                  <text:p text:style-name="P40">29. Versnellingsbak (type):</text:p>
                  <text:p text:style-name="P40"/>
                  <text:p text:style-name="P40">29.1. Uitrusting:</text:p>
                </table:table-cell>
                <table:table-cell table:style-name="Tabella4.A1" office:value-type="string">
                  <text:p text:style-name="P41" loext:marker-style-name="T41"><text:span text:style-name="T42">{{B1}}</text:span></text:p>
                  <text:p text:style-name="P42"/>
                  <text:p text:style-name="P43">{{B2}}</text:p>
                  <text:p text:style-name="P44" loext:marker-style-name="T41"/>
                  <text:p text:style-name="P45" loext:marker-style-name="T41"><text:span text:style-name="T42">{{B3}} <text:s text:c="11"/></text:span></text:p>
                  <text:p text:style-name="P44" loext:marker-style-name="T41"/>
                  <text:p text:style-name="P45" loext:marker-style-name="T41"><text:span text:style-name="T42">{{B4}}</text:span></text:p>
                  <text:p text:style-name="P44" loext:marker-style-name="T41"/>
                  <text:p text:style-name="P45" loext:marker-style-name="T41"><text:span text:style-name="T42">{{B5}}</text:span></text:p>
                  <text:p text:style-name="P44" loext:marker-style-name="T41"/>
                  <text:p text:style-name="P45" loext:marker-style-name="T41"><text:span text:style-name="T42">{{B6}}</text:span></text:p>
                  <text:p text:style-name="P44" loext:marker-style-name="T41"/>
                  <text:p text:style-name="P45" loext:marker-style-name="T41"><text:span text:style-name="T42">{{B7}}</text:span></text:p>
                  <text:p text:style-name="P44" loext:marker-style-name="T41"/>
                  <text:p text:style-name="P45" loext:marker-style-name="T41"><text:span text:style-name="T42">{{B8}}</text:span></text:p>
                  <text:p text:style-name="P44" loext:marker-style-name="T41"/>
                  <text:p text:style-name="P45" loext:marker-style-name="T41"><text:span text:style-name="T42">{{B9}}</text:span></text:p>
                  <text:p text:style-name="P44" loext:marker-style-name="T41"/>
                  <text:p text:style-name="P45" loext:marker-style-name="T41"><text:span text:style-name="T42">{{B10}}</text:span></text:p>
                  <text:p text:style-name="P44" loext:marker-style-name="T41"/>
                  <text:p text:style-name="P45" loext:marker-style-name="T41"><text:span text:style-name="T42">{{B11}}</text:span></text:p>
                  <text:p text:style-name="P44" loext:marker-style-name="T41"/>
                  <text:p text:style-name="P45" loext:marker-style-name="T41"><text:span text:style-name="T42">{{B12}}</text:span></text:p>
                  <text:p text:style-name="P44" loext:marker-style-name="T41"/>
                  <text:p text:style-name="P45" loext:marker-style-name="T41"><text:span text:style-name="T42">{{B13}}</text:span></text:p>
                  <text:p text:style-name="P44" loext:marker-style-name="T41"/>
                  <text:p text:style-name="P45" loext:marker-style-name="T41"><text:span text:style-name="T42">{{B14}}</text:span></text:p>
                  <text:p text:style-name="P44" loext:marker-style-name="T41"/>
                  <text:p text:style-name="P45" loext:marker-style-name="T41"><text:span text:style-name="T42">{{B15}}</text:span></text:p>
                  <text:p text:style-name="P44" loext:marker-style-name="T41"/>
                  <text:p text:style-name="P45" loext:marker-style-name="T41"><text:span text:style-name="T42">{{B16}}</text:span></text:p>
                  <text:p text:style-name="P44" loext:marker-style-name="T41"/>
                  <text:p text:style-name="P45" loext:marker-style-name="T41"><text:span text:style-name="T42">{{B17}}</text:span></text:p>
                  <text:p text:style-name="P44" loext:marker-style-name="T41"/>
                  <text:p text:style-name="P45" loext:marker-style-name="T41"><text:span text:style-name="T42">{{B18}}</text:span></text:p>
                  <text:p text:style-name="P44" loext:marker-style-name="T41"/>
                  <text:p text:style-name="P46" loext:marker-style-name="T41"><text:span text:style-name="T42">{{B19}}</text:span></text:p>
                  <text:p text:style-name="P44" loext:marker-style-name="T41"/>
                  <text:p text:style-name="P46" loext:marker-style-name="T41"><text:span text:style-name="T42">{{B20}}</text:span></text:p>
                  <text:p text:style-name="P44" loext:marker-style-name="T41"/>
                  <text:p text:style-name="P46" loext:marker-style-name="T41"><text:span text:style-name="T42">{{B21}}</text:span></text:p>
                  <text:p text:style-name="P44" loext:marker-style-name="T41"/>
                  <text:p text:style-name="P46" loext:marker-style-name="T41"><text:span text:style-name="T42">{{B22}}</text:span></text:p>
                  <text:p text:style-name="P44" loext:marker-style-name="T41"/>
                  <text:p text:style-name="P45" loext:marker-style-name="T41"><text:span text:style-name="T42">{{B23}}</text:span></text:p>
                  <text:p text:style-name="P44" loext:marker-style-name="T41"/>
                  <text:p text:style-name="P45" loext:marker-style-name="T41"><text:span text:style-name="T42">{{B24}}</text:span></text:p>
                  <text:p text:style-name="P44" loext:marker-style-name="T41"/>
                  <text:p text:style-name="P45" loext:marker-style-name="T41"><text:span text:style-name="T42">{{B25}}</text:span></text:p>
                  <text:p text:style-name="P44" loext:marker-style-name="T41"/>
                  <text:p text:style-name="P45" loext:marker-style-name="T41"><text:span text:style-name="T42">{{B26}}</text:span></text:p>
                  <text:p text:style-name="P44" loext:marker-style-name="T41"/>
                  <text:p text:style-name="P45" loext:marker-style-name="T41"><text:span text:style-name="T42">{{B27}}</text:span></text:p>
                  <text:p text:style-name="P44" loext:marker-style-name="T41"/>
                  <text:p text:style-name="P45" loext:marker-style-name="T41"><text:span text:style-name="T42">{{B28}}</text:span></text:p>
                  <text:p text:style-name="P44" loext:marker-style-name="T41"/>
                  <text:p text:style-name="P45" loext:marker-style-name="T41"><text:span text:style-name="T42">{{B29}}</text:span></text:p>
                  <text:p text:style-name="P42"/>
                </table:table-cell>
              </table:table-row>
            </table:table>
            <text:p text:style-name="P47"/>
          </table:table-cell>
          <table:table-cell table:style-name="Tabella3.B1" office:value-type="string">
            <text:p text:style-name="P48"><text:s/></text:p>
            <table:table table:name="Tabella5" table:style-name="Tabella5">
              <table:table-column table:style-name="Tabella5.A"/>
              <table:table-column table:style-name="Tabella5.B"/>
              <table:table-row table:style-name="Tabella5.1">
                <table:table-cell office:value-type="string">
                  <text:p text:style-name="P49">30. <text:s text:c="2"/>Eindoverbrengingsverhouding:</text:p>
                  <text:p text:style-name="P49"/>
                  <text:p text:style-name="P49">32. <text:s text:c="2"/>Banden en wielen:</text:p>
                  <text:p text:style-name="P49"><text:s text:c="14"/>Banden op wielen 1:</text:p>
                  <text:p text:style-name="P49"><text:s text:c="14"/>Banden op wielen 2:</text:p>
                  <text:p text:style-name="P49"/>
                  <text:p text:style-name="P49">34. <text:s text:c="3"/>Sturen, wijze van assisteren:</text:p>
                  <text:p text:style-name="P49"/>
                  <text:p text:style-name="P49">35. <text:s text:c="3"/>Korte beschrijving van het remsysteem:</text:p>
                  <text:p text:style-name="P49"/>
                  <text:p text:style-name="P49"/>
                  <text:p text:style-name="P49"/>
                  <text:p text:style-name="P49">37. <text:s text:c="3"/>Type lichaam:</text:p>
                  <text:p text:style-name="P49"/>
                  <text:p text:style-name="P49">38. <text:s text:c="4"/>Kleur voertuig:</text:p>
                  <text:p text:style-name="P49"/>
                  <text:p text:style-name="P49">41. <text:s text:c="4"/>Aantal en configuratie van deuren:</text:p>
                  <text:p text:style-name="P49"/>
                  <text:p text:style-name="P49">42.1. <text:s/>Aantal en positie van stoelen:</text:p>
                  <text:p text:style-name="P49"/>
                  <text:p text:style-name="P49">43.1. <text:s/>EG-typegoedkeuringsmerk van koppelapparaat</text:p>
                  <text:p text:style-name="P49"><text:s text:c="10"/>Het paste:</text:p>
                  <text:p text:style-name="P49"/>
                  <text:p text:style-name="P49">44. <text:s text:c="4"/>Maximumsnelheid: (km/u)</text:p>
                  <text:p text:style-name="P49"/>
                  <text:p text:style-name="P49">45. <text:s text:c="4"/>Geluidsniveau:</text:p>
                  <text:p text:style-name="P49"><text:s text:c="10"/>Stationair (dB(A)) bij motortoerental (min-1)</text:p>
                  <text:p text:style-name="P49"><text:s text:c="11"/>Drive-by (dB(A)):</text:p>
                  <text:p text:style-name="P49"/>
                  <text:p text:style-name="P49">46. <text:s text:c="3"/>Emissienorm:</text:p>
                  <text:p text:style-name="P49">46.1. Uitlaatemissie:</text:p>
                </table:table-cell>
                <table:table-cell office:value-type="string">
                  <text:p text:style-name="Table_20_Contents"><text:span text:style-name="T43">{</text:span><text:span text:style-name="T44">{B30}}</text:span></text:p>
                  <text:p text:style-name="P50"/>
                  <text:p text:style-name="P51"/>
                  <text:p text:style-name="P52">COMPLETE</text:p>
                  <text:p text:style-name="P53"><text:span text:style-name="T45">COMPLETE</text:span> <text:s text:c="2"/></text:p>
                  <text:p text:style-name="P54"/>
                  <text:p text:style-name="P51"><text:span text:style-name="T46">COMPLETE (Autodata)</text:span><text:span text:style-name="T47"> </text:span></text:p>
                  <text:p text:style-name="P51"/>
                  <text:p text:style-name="P55">COMPLETE (Autodata) / COMPLETE (Autodata)</text:p>
                  <text:p text:style-name="P55">COMPLETE (Autodata) / COMPLETE (Autodata)</text:p>
                  <text:p text:style-name="P51">ABS </text:p>
                  <text:p text:style-name="P51"/>
                  <text:p text:style-name="P56"><text:span text:style-name="T46">COMPLETE (Autodata)</text:span> </text:p>
                  <text:p text:style-name="P57"/>
                  <text:p text:style-name="P58">COMPLETE (Autodata)</text:p>
                  <text:p text:style-name="P59"/>
                  <text:p text:style-name="P55">COMPLETE (Autodata)</text:p>
                  <text:p text:style-name="P57"/>
                  <text:p text:style-name="P55">COMPLETE (Autodata)</text:p>
                  <text:p text:style-name="P60"/>
                  <text:p text:style-name="P61">{{B3<text:span text:style-name="T48">1</text:span>}}</text:p>
                  <text:p text:style-name="P51"/>
                  <text:p text:style-name="P51"/>
                  <text:p text:style-name="P61">{{B3<text:span text:style-name="T48">2</text:span>}}</text:p>
                  <text:p text:style-name="P51"/>
                  <text:p text:style-name="P51"/>
                  <text:p text:style-name="P62"><text:span text:style-name="T49">{{B3</text:span><text:span text:style-name="T50">3</text:span><text:span text:style-name="T49">}} </text:span></text:p>
                  <text:p text:style-name="P61">{{B34}}</text:p>
                  <text:p text:style-name="P63"/>
                  <text:p text:style-name="P64"><text:span text:style-name="T51">{{B3</text:span><text:span text:style-name="T48">5</text:span><text:span text:style-name="T51">}}</text:span></text:p>
                  <text:p text:style-name="P65"><text:span text:style-name="T52">{</text:span><text:span text:style-name="T53">{B3</text:span><text:span text:style-name="T54">6</text:span><text:span text:style-name="T53">}}</text:span></text:p>
                </table:table-cell>
              </table:table-row>
            </table:table>
            <table:table table:name="Tabella6" table:style-name="Tabella6">
              <table:table-column table:style-name="Tabella6.A"/>
              <table:table-column table:style-name="Tabella6.B"/>
              <table:table-column table:style-name="Tabella6.C"/>
              <table:table-column table:style-name="Tabella6.D"/>
              <table:table-row table:style-name="Tabella6.1">
                <table:table-cell table:style-name="Tabella6.A1" office:value-type="string">
                  <text:p text:style-name="P66"><text:span text:style-name="T55">C</text:span>O <text:span text:style-name="T56">(</text:span>g/km<text:span text:style-name="T56">)</text:span>:</text:p>
                  <text:p text:style-name="P66">HC <text:span text:style-name="T56">(</text:span>g/km<text:span text:style-name="T56">)</text:span>:</text:p>
                  <text:p text:style-name="P67"><text:span text:style-name="T57">NO</text:span><text:span text:style-name="T58">X </text:span><text:span text:style-name="T59">(</text:span><text:span text:style-name="T60">g/km</text:span><text:span text:style-name="T59">):</text:span></text:p>
                  <text:p text:style-name="P68">HC+NO<text:span text:style-name="T61">X </text:span><text:span text:style-name="T56">(</text:span>g/km<text:span text:style-name="T56">)</text:span>:</text:p>
                  <text:p text:style-name="P68">k – waarde <text:span text:style-name="T56">(</text:span>g/km<text:span text:style-name="T56">)</text:span>:</text:p>
                  <text:p text:style-name="P69"><text:span text:style-name="T62">D</text:span>eeltjes <text:span text:style-name="T56">(</text:span>g/km<text:span text:style-name="T56">):</text:span></text:p>
                </table:table-cell>
                <table:table-cell table:style-name="Tabella6.A1" office:value-type="string">
                  <text:p text:style-name="P70"><text:span text:style-name="T63">{</text:span><text:span text:style-name="T64">{B</text:span><text:span text:style-name="T65">37</text:span><text:span text:style-name="T64">}}</text:span></text:p>
                  <text:p text:style-name="P71">{{B<text:span text:style-name="T48">38</text:span>}}</text:p>
                  <text:p text:style-name="P70"><text:span text:style-name="T64">{</text:span><text:span text:style-name="T63">{</text:span><text:span text:style-name="T64">B</text:span><text:span text:style-name="T65">39</text:span><text:span text:style-name="T64">}}</text:span></text:p>
                  <text:p text:style-name="P70"><text:span text:style-name="T63">{</text:span><text:span text:style-name="T64">{B</text:span><text:span text:style-name="T65">40</text:span><text:span text:style-name="T64">}}</text:span></text:p>
                  <text:p text:style-name="P72">- - - -</text:p>
                  <text:p text:style-name="P71"><text:span text:style-name="T8">{{B4</text:span><text:span text:style-name="T48">1</text:span><text:span text:style-name="T8">}}</text:span></text:p>
                </table:table-cell>
                <table:table-cell table:style-name="Tabella6.A1" office:value-type="string">
                  <text:p text:style-name="P73">- - - - </text:p>
                  <text:p text:style-name="P73">- - - - </text:p>
                  <text:p text:style-name="P73">- - - - </text:p>
                  <text:p text:style-name="P73">- - - - </text:p>
                  <text:p text:style-name="P73">- - - - </text:p>
                  <text:p text:style-name="P73">- - - - </text:p>
                </table:table-cell>
                <table:table-cell table:style-name="Tabella6.A1" office:value-type="string">
                  <text:p text:style-name="P74">- - - - </text:p>
                  <text:p text:style-name="P74">- - - - </text:p>
                  <text:p text:style-name="P74">- - - - </text:p>
                  <text:p text:style-name="P74">- - - - </text:p>
                  <text:p text:style-name="P74">- - - - </text:p>
                  <text:p text:style-name="P74">- - - - </text:p>
                </table:table-cell>
              </table:table-row>
            </table:table>
            <text:p text:style-name="P75"><text:span text:style-name="T66">4</text:span><text:span text:style-name="T67">6</text:span><text:span text:style-name="T66">.</text:span><text:span text:style-name="T67">2</text:span><text:span text:style-name="T66"> <text:s text:c="3"/>Rook (gecorrigeerde waarde van de absorptiecoëfficiënt) <text:s text:c="53"/></text:span><text:span text:style-name="T68"><text:s text:c="13"/></text:span><text:span text:style-name="T69">{{B4</text:span><text:span text:style-name="T70">2</text:span><text:span text:style-name="T69">}}</text:span><text:span text:style-name="T71"> <text:s/></text:span><text:span text:style-name="T68">m-1</text:span></text:p>
            <text:p text:style-name="P76">4<text:span text:style-name="T72">7</text:span>. CO2-emissie/brandstofverbruik NEDC-waarden:<text:span text:style-name="T73"> <text:s text:c="15"/></text:span></text:p>
            <table:table table:name="Tabella7" table:style-name="Tabella7">
              <table:table-column table:style-name="Tabella7.A"/>
              <table:table-column table:style-name="Tabella7.B"/>
              <table:table-column table:style-name="Tabella7.C"/>
              <table:table-row>
                <table:table-cell table:style-name="Tabella7.A1" office:value-type="string">
                  <text:p text:style-name="P77"/>
                  <text:p text:style-name="P77">stedelijke omstandigheden:</text:p>
                  <text:p text:style-name="P77">buitenstedelijke omstandigheden:</text:p>
                  <text:p text:style-name="P77">gecombineerd:</text:p>
                </table:table-cell>
                <table:table-cell table:style-name="Tabella7.A1" office:value-type="string">
                  <text:p text:style-name="P78">CO<text:span text:style-name="T61">2</text:span><text:span text:style-name="T73">(g/km)</text:span></text:p>
                  <text:p text:style-name="P79">{{B4<text:span text:style-name="T48">3</text:span>}}</text:p>
                  <text:p text:style-name="P79">{{B4<text:span text:style-name="T48">4</text:span>}}</text:p>
                  <text:p text:style-name="P79">{{B4<text:span text:style-name="T48">5</text:span>}}</text:p>
                </table:table-cell>
                <table:table-cell table:style-name="Tabella7.A1" office:value-type="string">
                  <text:p text:style-name="P80">Brandstofverbruik (l/100km)</text:p>
                  <text:p text:style-name="P81">{{B<text:span text:style-name="T48">46</text:span>}}</text:p>
                  <text:p text:style-name="P81">{{B<text:span text:style-name="T48">47</text:span>}}</text:p>
                  <text:p text:style-name="P81">{{B4<text:span text:style-name="T48">8</text:span>}}</text:p>
                </table:table-cell>
              </table:table-row>
            </table:table>
            <text:p text:style-name="P82">47.1. CO2-emissie/brandstofverbruik WLTP-waarden:</text:p>
            <table:table table:name="Tabella8" table:style-name="Tabella8">
              <table:table-column table:style-name="Tabella8.A"/>
              <table:table-column table:style-name="Tabella8.B"/>
              <table:table-column table:style-name="Tabella8.C"/>
              <table:table-row>
                <table:table-cell table:style-name="Tabella8.A1" office:value-type="string">
                  <text:p text:style-name="P83">Laag:</text:p>
                  <text:p text:style-name="P83">Medium</text:p>
                  <text:p text:style-name="P83">Hoog:</text:p>
                  <text:p text:style-name="P83">Maximale waarde</text:p>
                  <text:p text:style-name="P83">gecombineerd</text:p>
                  <text:p text:style-name="P83">Gewogen gecombineerd</text:p>
                </table:table-cell>
                <table:table-cell table:style-name="Tabella8.A1" office:value-type="string">
                  <text:p text:style-name="P84">CO<text:span text:style-name="T61">2</text:span><text:span text:style-name="T73">(g/km)</text:span></text:p>
                  <text:p text:style-name="P85">{{B<text:span text:style-name="T48">49</text:span>}}</text:p>
                  <text:p text:style-name="P85">{{B5<text:span text:style-name="T48">0</text:span>}}</text:p>
                  <text:p text:style-name="P85">{{B5<text:span text:style-name="T48">1</text:span>}}</text:p>
                  <text:p text:style-name="P85">{{B5<text:span text:style-name="T48">2</text:span>}}</text:p>
                  <text:p text:style-name="P85">{{B5<text:span text:style-name="T48">3</text:span>}}</text:p>
                  <text:p text:style-name="P86">-</text:p>
                </table:table-cell>
                <table:table-cell table:style-name="Tabella8.A1" office:value-type="string">
                  <text:p text:style-name="P87">Brandstofverbruik (l/100km)</text:p>
                  <text:p text:style-name="P85">{{B5<text:span text:style-name="T48">4</text:span>}}</text:p>
                  <text:p text:style-name="P85">{{B5<text:span text:style-name="T48">5</text:span>}}</text:p>
                  <text:p text:style-name="P85">{{B<text:span text:style-name="T48">56</text:span>}}</text:p>
                  <text:p text:style-name="P85">{{B<text:span text:style-name="T48">57</text:span>}}</text:p>
                  <text:p text:style-name="P85">{{B5<text:span text:style-name="T48">8</text:span>}}</text:p>
                  <text:p text:style-name="P86">-</text:p>
                </table:table-cell>
              </table:table-row>
            </table:table>
            <text:p text:style-name="P88"><text:span text:style-name="T74">47.2</text:span>. Puur elektrische voertuigen en extern oplaadbare hybride elektrische voertuigen:</text:p>
            <text:p text:style-name="P89"><text:span text:style-name="T75">Stroomverbruik gewogen/gecombineerd </text:span><text:span text:style-name="T76"><text:s text:c="8"/>- <text:s/></text:span><text:span text:style-name="T77"><text:s/></text:span><text:span text:style-name="T75">Wh/km</text:span></text:p>
            <text:p text:style-name="P90"><text:span text:style-name="T78"><text:s/>Elektrisch bereik <text:s text:c="44"/></text:span><text:span text:style-name="T79"><text:s/>- </text:span><text:span text:style-name="T80"><text:s text:c="3"/>km</text:span><text:span text:style-name="T81"> <text:s/></text:span></text:p>
          </table:table-cell>
        </table:table-row>
      </table:table>
      <text:p text:style-name="P9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inux Biolinum G" svg:font-family="'Linux Biolinum G'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it" fo:country="IT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it" fo:country="IT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rame_20_contents" style:display-name="Frame contents" style:family="paragraph" style:parent-style-name="Standard" style:class="extra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as-char" svg:y="0cm" style:wrap="none" style:vertical-pos="middle" style:vertical-rel="line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9.7cm" fo:page-height="21.001cm" style:num-format="1" style:print-orientation="landscape" fo:margin-top="0.499cm" fo:margin-bottom="0.499cm" fo:margin-left="0.499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9-07-30T00:48:12.237000000</meta:creation-date>
    <dc:date>2025-03-12T11:30:46.707335100</dc:date>
    <meta:editing-duration>PT14H32M10S</meta:editing-duration>
    <meta:editing-cycles>68</meta:editing-cycles>
    <meta:generator>LibreOffice/25.2.1.2$Windows_X86_64 LibreOffice_project/d3abf4aee5fd705e4a92bba33a32f40bc4e56f49</meta:generator>
    <meta:print-date>2019-11-04T09:43:33.960000000</meta:print-date>
    <meta:document-statistic meta:table-count="8" meta:image-count="0" meta:object-count="0" meta:page-count="2" meta:paragraph-count="196" meta:word-count="505" meta:character-count="4483" meta:non-whitespace-character-count="3129"/>
  </office:meta>
</office:document-meta>
</file>